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ima Simulazione</text:p>
          </table:table-cell>
          <table:table-cell/>
          <table:table-cell office:value-type="string" calcext:value-type="string">
            <text:p>Seconda Simulazione</text:p>
          </table:table-cell>
          <table:table-cell/>
          <table:table-cell office:value-type="string" calcext:value-type="string">
            <text:p>Terza Simulazione</text:p>
          </table:table-cell>
          <table:table-cell/>
          <table:table-cell table:style-name="Default" office:value-type="string" calcext:value-type="string">
            <text:p>Quarta Simulazione</text:p>
          </table:table-cell>
          <table:table-cell/>
          <table:table-cell table:style-name="Default" office:value-type="string" calcext:value-type="string">
            <text:p>Quinta Simulazione</text:p>
          </table:table-cell>
        </table:table-row>
        <table:table-row table:style-name="ro1">
          <table:table-cell table:style-name="ce1" office:value-type="time" office:time-value="PT01H00M00S" calcext:value-type="time">
            <text:p>01.00.00</text:p>
          </table:table-cell>
          <table:table-cell/>
          <table:table-cell table:style-name="ce1" office:value-type="time" office:time-value="PT01H00M00S" calcext:value-type="time">
            <text:p>01.00.00</text:p>
          </table:table-cell>
          <table:table-cell/>
          <table:table-cell table:style-name="ce1" office:value-type="time" office:time-value="PT01H00M00S" calcext:value-type="time">
            <text:p>01.00.00</text:p>
          </table:table-cell>
          <table:table-cell/>
          <table:table-cell office:value-type="time" office:time-value="PT01H00M00S" calcext:value-type="time">
            <text:p>01.00.00</text:p>
          </table:table-cell>
          <table:table-cell/>
          <table:table-cell table:style-name="ce2" office:value-type="time" office:time-value="PT01H00M00S" calcext:value-type="time">
            <text:p>01.00.00</text:p>
          </table:table-cell>
        </table:table-row>
        <table:table-row table:style-name="ro1"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02H00M00S" calcext:value-type="time">
            <text:p>02.00.00</text:p>
          </table:table-cell>
        </table:table-row>
        <table:table-row table:style-name="ro1"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02H00M00S" calcext:value-type="time">
            <text:p>02.00.00</text:p>
          </table:table-cell>
        </table:table-row>
        <table:table-row table:style-name="ro1"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04H00M00S" calcext:value-type="time">
            <text:p>04.00.00</text:p>
          </table:table-cell>
        </table:table-row>
        <table:table-row table:style-name="ro1">
          <table:table-cell table:style-name="ce1" office:value-type="time" office:time-value="PT05H00M00S" calcext:value-type="time">
            <text:p>05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02H00M00S" calcext:value-type="time">
            <text:p>02.00.00</text:p>
          </table:table-cell>
        </table:table-row>
        <table:table-row table:style-name="ro1"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04H00M00S" calcext:value-type="time">
            <text:p>04.00.00</text:p>
          </table:table-cell>
        </table:table-row>
        <table:table-row table:style-name="ro1"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1" office:value-type="time" office:time-value="PT10H00M00S" calcext:value-type="time">
            <text:p>10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1" office:value-type="time" office:time-value="PT08H00M00S" calcext:value-type="time">
            <text:p>08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04H00M00S" calcext:value-type="time">
            <text:p>04.00.00</text:p>
          </table:table-cell>
        </table:table-row>
        <table:table-row table:style-name="ro1"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1" office:value-type="time" office:time-value="PT08H00M00S" calcext:value-type="time">
            <text:p>08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table:style-name="ce2" office:value-type="time" office:time-value="PT09H00M00S" calcext:value-type="time">
            <text:p>09.00.00</text:p>
          </table:table-cell>
        </table:table-row>
        <table:table-row table:style-name="ro1"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1" office:value-type="time" office:time-value="PT04H00M00S" calcext:value-type="time">
            <text:p>04.00.00</text:p>
          </table:table-cell>
          <table:table-cell/>
          <table:table-cell table:style-name="ce1" office:value-type="time" office:time-value="PT04H00M00S" calcext:value-type="time">
            <text:p>04.00.00</text:p>
          </table:table-cell>
          <table:table-cell/>
          <table:table-cell office:value-type="time" office:time-value="PT05H00M00S" calcext:value-type="time">
            <text:p>05.00.00</text:p>
          </table:table-cell>
          <table:table-cell/>
          <table:table-cell table:style-name="ce2" office:value-type="time" office:time-value="PT02H00M00S" calcext:value-type="time">
            <text:p>02.00.00</text:p>
          </table:table-cell>
        </table:table-row>
        <table:table-row table:style-name="ro1"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10H00M00S" calcext:value-type="time">
            <text:p>1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10H00M00S" calcext:value-type="time">
            <text:p>10.00.00</text:p>
          </table:table-cell>
        </table:table-row>
        <table:table-row table:style-name="ro1">
          <table:table-cell table:style-name="ce1" office:value-type="time" office:time-value="PT10H00M00S" calcext:value-type="time">
            <text:p>10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12H00M00S" calcext:value-type="time">
            <text:p>12.00.00</text:p>
          </table:table-cell>
        </table:table-row>
        <table:table-row table:style-name="ro1"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1" office:value-type="time" office:time-value="PT04H00M00S" calcext:value-type="time">
            <text:p>04.00.00</text:p>
          </table:table-cell>
          <table:table-cell/>
          <table:table-cell table:style-name="ce1"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09H00M00S" calcext:value-type="time">
            <text:p>09.00.00</text:p>
          </table:table-cell>
        </table:table-row>
        <table:table-row table:style-name="ro1">
          <table:table-cell table:style-name="ce1" office:value-type="time" office:time-value="PT13H00M00S" calcext:value-type="time">
            <text:p>13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04H00M00S" calcext:value-type="time">
            <text:p>04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table:style-name="ce2" office:value-type="time" office:time-value="PT04H00M00S" calcext:value-type="time">
            <text:p>04.00.00</text:p>
          </table:table-cell>
        </table:table-row>
        <table:table-row table:style-name="ro1">
          <table:table-cell table:style-name="ce1" office:value-type="time" office:time-value="PT08H00M00S" calcext:value-type="time">
            <text:p>08.00.00</text:p>
          </table:table-cell>
          <table:table-cell/>
          <table:table-cell table:style-name="ce1" office:value-type="time" office:time-value="PT12H00M00S" calcext:value-type="time">
            <text:p>12.00.00</text:p>
          </table:table-cell>
          <table:table-cell/>
          <table:table-cell table:style-name="ce1" office:value-type="time" office:time-value="PT13H00M00S" calcext:value-type="time">
            <text:p>13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06H00M00S" calcext:value-type="time">
            <text:p>06.00.00</text:p>
          </table:table-cell>
        </table:table-row>
        <table:table-row table:style-name="ro1">
          <table:table-cell table:style-name="ce1" office:value-type="time" office:time-value="PT09H00M00S" calcext:value-type="time">
            <text:p>09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1" office:value-type="time" office:time-value="PT08H00M00S" calcext:value-type="time">
            <text:p>08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06H00M00S" calcext:value-type="time">
            <text:p>06.00.00</text:p>
          </table:table-cell>
        </table:table-row>
        <table:table-row table:style-name="ro1">
          <table:table-cell table:style-name="ce1" office:value-type="time" office:time-value="PT12H00M00S" calcext:value-type="time">
            <text:p>12.00.00</text:p>
          </table:table-cell>
          <table:table-cell/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1" office:value-type="time" office:time-value="PT12H00M00S" calcext:value-type="time">
            <text:p>12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07H00M00S" calcext:value-type="time">
            <text:p>07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1" office:value-type="time" office:time-value="PT15H00M00S" calcext:value-type="time">
            <text:p>15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08H00M00S" calcext:value-type="time">
            <text:p>08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04H00M00S" calcext:value-type="time">
            <text:p>04.00.00</text:p>
          </table:table-cell>
        </table:table-row>
        <table:table-row table:style-name="ro1">
          <table:table-cell table:style-name="ce1" office:value-type="time" office:time-value="PT12H00M00S" calcext:value-type="time">
            <text:p>12.00.00</text:p>
          </table:table-cell>
          <table:table-cell/>
          <table:table-cell table:style-name="ce1" office:value-type="time" office:time-value="PT18H00M00S" calcext:value-type="time">
            <text:p>18.00.00</text:p>
          </table:table-cell>
          <table:table-cell/>
          <table:table-cell table:style-name="ce1" office:value-type="time" office:time-value="PT10H00M00S" calcext:value-type="time">
            <text:p>1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10H00M00S" calcext:value-type="time">
            <text:p>10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1" office:value-type="time" office:time-value="PT13H00M00S" calcext:value-type="time">
            <text:p>13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style-name="ce1" office:value-type="time" office:time-value="PT05H00M00S" calcext:value-type="time">
            <text:p>05.00.00</text:p>
          </table:table-cell>
          <table:table-cell/>
          <table:table-cell table:style-name="ce1" office:value-type="time" office:time-value="PT10H00M00S" calcext:value-type="time">
            <text:p>10.00.00</text:p>
          </table:table-cell>
          <table:table-cell/>
          <table:table-cell table:style-name="ce1" office:value-type="time" office:time-value="PT12H00M00S" calcext:value-type="time">
            <text:p>12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table:style-name="ce2" office:value-type="time" office:time-value="PT15H00M00S" calcext:value-type="time">
            <text:p>15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5H00M00S" calcext:value-type="time">
            <text:p>05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11H00M00S" calcext:value-type="time">
            <text:p>11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13H00M00S" calcext:value-type="time">
            <text:p>13.00.00</text:p>
          </table:table-cell>
          <table:table-cell/>
          <table:table-cell table:style-name="ce1" office:value-type="time" office:time-value="PT05H00M00S" calcext:value-type="time">
            <text:p>0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1"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15H00M00S" calcext:value-type="time">
            <text:p>15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18H00M00S" calcext:value-type="time">
            <text:p>18.00.00</text:p>
          </table:table-cell>
          <table:table-cell/>
          <table:table-cell table:style-name="ce1" office:value-type="time" office:time-value="PT04H00M00S" calcext:value-type="time">
            <text:p>04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17H00M00S" calcext:value-type="time">
            <text:p>17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12H00M00S" calcext:value-type="time">
            <text:p>12.00.00</text:p>
          </table:table-cell>
          <table:table-cell/>
          <table:table-cell table:style-name="ce1" office:value-type="time" office:time-value="PT18H00M00S" calcext:value-type="time">
            <text:p>18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09H00M00S" calcext:value-type="time">
            <text:p>09.00.00</text:p>
          </table:table-cell>
        </table:table-row>
        <table:table-row table:style-name="ro1">
          <table:table-cell table:style-name="ce1" office:value-type="time" office:time-value="PT02H00M00S" calcext:value-type="time">
            <text:p>02.00.00</text:p>
          </table:table-cell>
          <table:table-cell/>
          <table:table-cell table:style-name="ce1" office:value-type="time" office:time-value="PT20H00M00S" calcext:value-type="time">
            <text:p>20.00.00</text:p>
          </table:table-cell>
          <table:table-cell/>
          <table:table-cell table:style-name="ce1" office:value-type="time" office:time-value="PT09H00M00S" calcext:value-type="time">
            <text:p>09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2" office:value-type="time" office:time-value="PT16H00M00S" calcext:value-type="time">
            <text:p>16.00.00</text:p>
          </table:table-cell>
        </table:table-row>
        <table:table-row table:style-name="ro1"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5H00M00S" calcext:value-type="time">
            <text:p>05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09H00M00S" calcext:value-type="time">
            <text:p>09.00.00</text:p>
          </table:table-cell>
        </table:table-row>
        <table:table-row table:style-name="ro1">
          <table:table-cell table:style-name="ce1" table:formula="of:=AVERAGE([.A2];[.A30])" office:value-type="time" office:time-value="PT04H00M00S" calcext:value-type="time">
            <text:p>04.00.00</text:p>
          </table:table-cell>
          <table:table-cell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10H00M00S" calcext:value-type="time">
            <text:p>10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6H00M00S" calcext:value-type="time">
            <text:p>0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14H00M00S" calcext:value-type="time">
            <text:p>14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5H00M00S" calcext:value-type="time">
            <text:p>05.00.00</text:p>
          </table:table-cell>
          <table:table-cell/>
          <table:table-cell office:value-type="time" office:time-value="PT03H00M00S" calcext:value-type="time">
            <text:p>03.00.00</text:p>
          </table:table-cell>
          <table:table-cell/>
          <table:table-cell table:style-name="ce2" office:value-type="time" office:time-value="PT15H00M00S" calcext:value-type="time">
            <text:p>15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3H00M00S" calcext:value-type="time">
            <text:p>13.00.00</text:p>
          </table:table-cell>
          <table:table-cell/>
          <table:table-cell table:style-name="ce1" office:value-type="time" office:time-value="PT18H00M00S" calcext:value-type="time">
            <text:p>18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21H00M00S" calcext:value-type="time">
            <text:p>21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15H00M00S" calcext:value-type="time">
            <text:p>15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20H00M00S" calcext:value-type="time">
            <text:p>20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16H00M00S" calcext:value-type="time">
            <text:p>16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5H00M00S" calcext:value-type="time">
            <text:p>05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table:style-name="ce2" office:value-type="time" office:time-value="PT12H00M00S" calcext:value-type="time">
            <text:p>12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9H00M00S" calcext:value-type="time">
            <text:p>09.00.00</text:p>
          </table:table-cell>
          <table:table-cell/>
          <table:table-cell table:style-name="ce1" office:value-type="time" office:time-value="PT05H00M00S" calcext:value-type="time">
            <text:p>05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13H00M00S" calcext:value-type="time">
            <text:p>13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5H00M00S" calcext:value-type="time">
            <text:p>05.00.00</text:p>
          </table:table-cell>
          <table:table-cell/>
          <table:table-cell table:style-name="ce2" office:value-type="time" office:time-value="PT39H00M00S" calcext:value-type="time">
            <text:p>39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4H00M00S" calcext:value-type="time">
            <text:p>04.00.00</text:p>
          </table:table-cell>
          <table:table-cell/>
          <table:table-cell table:style-name="ce1"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1"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1" office:value-type="time" office:time-value="PT06H00M00S" calcext:value-type="time">
            <text:p>06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1"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15H00M00S" calcext:value-type="time">
            <text:p>15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9H00M00S" calcext:value-type="time">
            <text:p>09.00.00</text:p>
          </table:table-cell>
          <table:table-cell/>
          <table:table-cell table:style-name="ce1"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9H00M00S" calcext:value-type="time">
            <text:p>09.00.00</text:p>
          </table:table-cell>
          <table:table-cell/>
          <table:table-cell table:style-name="ce1" office:value-type="time" office:time-value="PT12H00M00S" calcext:value-type="time">
            <text:p>12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20H00M00S" calcext:value-type="time">
            <text:p>20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0H00M00S" calcext:value-type="time">
            <text:p>10.00.00</text:p>
          </table:table-cell>
          <table:table-cell/>
          <table:table-cell table:style-name="ce1" office:value-type="time" office:time-value="PT15H00M00S" calcext:value-type="time">
            <text:p>15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17H00M00S" calcext:value-type="time">
            <text:p>17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0H00M00S" calcext:value-type="time">
            <text:p>10.00.00</text:p>
          </table:table-cell>
          <table:table-cell/>
          <table:table-cell table:style-name="ce1" office:value-type="time" office:time-value="PT14H00M00S" calcext:value-type="time">
            <text:p>14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2H00M00S" calcext:value-type="time">
            <text:p>12.00.00</text:p>
          </table:table-cell>
          <table:table-cell/>
          <table:table-cell table:style-name="ce1" office:value-type="time" office:time-value="PT16H00M00S" calcext:value-type="time">
            <text:p>16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1H00M00S" calcext:value-type="time">
            <text:p>11.00.00</text:p>
          </table:table-cell>
          <table:table-cell/>
          <table:table-cell table:style-name="ce1" office:value-type="time" office:time-value="PT04H00M00S" calcext:value-type="time">
            <text:p>04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4H00M00S" calcext:value-type="time">
            <text:p>14.00.00</text:p>
          </table:table-cell>
          <table:table-cell/>
          <table:table-cell table:style-name="ce1" office:value-type="time" office:time-value="PT05H00M00S" calcext:value-type="time">
            <text:p>05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17H00M00S" calcext:value-type="time">
            <text:p>17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4H00M00S" calcext:value-type="time">
            <text:p>14.00.00</text:p>
          </table:table-cell>
          <table:table-cell/>
          <table:table-cell table:style-name="ce1" office:value-type="time" office:time-value="PT09H00M00S" calcext:value-type="time">
            <text:p>09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15H00M00S" calcext:value-type="time">
            <text:p>15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3H00M00S" calcext:value-type="time">
            <text:p>13.00.00</text:p>
          </table:table-cell>
          <table:table-cell/>
          <table:table-cell table:style-name="ce1" office:value-type="time" office:time-value="PT09H00M00S" calcext:value-type="time">
            <text:p>09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4H00M00S" calcext:value-type="time">
            <text:p>14.00.00</text:p>
          </table:table-cell>
          <table:table-cell/>
          <table:table-cell table:style-name="ce1" office:value-type="time" office:time-value="PT10H00M00S" calcext:value-type="time">
            <text:p>10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4H00M00S" calcext:value-type="time">
            <text:p>14.00.00</text:p>
          </table:table-cell>
          <table:table-cell/>
          <table:table-cell table:style-name="ce1" office:value-type="time" office:time-value="PT11H00M00S" calcext:value-type="time">
            <text:p>11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6H00M00S" calcext:value-type="time">
            <text:p>16.00.00</text:p>
          </table:table-cell>
          <table:table-cell/>
          <table:table-cell table:style-name="ce1" office:value-type="time" office:time-value="PT17H00M00S" calcext:value-type="time">
            <text:p>17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table:style-name="ce2"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1H00M00S" calcext:value-type="time">
            <text:p>11.00.00</text:p>
          </table:table-cell>
          <table:table-cell/>
          <table:table-cell table:style-name="ce1" office:value-type="time" office:time-value="PT10H00M00S" calcext:value-type="time">
            <text:p>10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06H00M00S" calcext:value-type="time">
            <text:p>06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9H00M00S" calcext:value-type="time">
            <text:p>09.00.00</text:p>
          </table:table-cell>
          <table:table-cell/>
          <table:table-cell table:style-name="ce1" office:value-type="time" office:time-value="PT15H00M00S" calcext:value-type="time">
            <text:p>15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10H00M00S" calcext:value-type="time">
            <text:p>10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1" office:value-type="time" office:time-value="PT12H00M00S" calcext:value-type="time">
            <text:p>12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22H00M00S" calcext:value-type="time">
            <text:p>22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4H00M00S" calcext:value-type="time">
            <text:p>14.00.00</text:p>
          </table:table-cell>
          <table:table-cell/>
          <table:table-cell table:style-name="ce1" office:value-type="time" office:time-value="PT19H00M00S" calcext:value-type="time">
            <text:p>19.00.00</text:p>
          </table:table-cell>
          <table:table-cell/>
          <table:table-cell office:value-type="time" office:time-value="PT13H00M00S" calcext:value-type="time">
            <text:p>13.00.00</text:p>
          </table:table-cell>
          <table:table-cell/>
          <table:table-cell table:style-name="ce2" office:value-type="time" office:time-value="PT14H00M00S" calcext:value-type="time">
            <text:p>14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22H00M00S" calcext:value-type="time">
            <text:p>22.00.00</text:p>
          </table:table-cell>
          <table:table-cell/>
          <table:table-cell table:style-name="ce1"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table:style-name="ce2" office:value-type="time" office:time-value="PT38H00M00S" calcext:value-type="time">
            <text:p>3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23H00M00S" calcext:value-type="time">
            <text:p>23.00.00</text:p>
          </table:table-cell>
          <table:table-cell/>
          <table:table-cell table:style-name="ce1" office:value-type="time" office:time-value="PT11H00M00S" calcext:value-type="time">
            <text:p>11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45H00M00S" calcext:value-type="time">
            <text:p>45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06H00M00S" calcext:value-type="time">
            <text:p>06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2"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18H00M00S" calcext:value-type="time">
            <text:p>18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21H00M00S" calcext:value-type="time">
            <text:p>21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1" office:value-type="time" office:time-value="PT16H00M00S" calcext:value-type="time">
            <text:p>16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2"/>
          <table:table-cell table:style-name="ce1" office:value-type="time" office:time-value="PT08H00M00S" calcext:value-type="time">
            <text:p>08.00.00</text:p>
          </table:table-cell>
          <table:table-cell/>
          <table:table-cell table:style-name="ce1" office:value-type="time" office:time-value="PT13H00M00S" calcext:value-type="time">
            <text:p>13.00.00</text:p>
          </table:table-cell>
          <table:table-cell/>
          <table:table-cell office:value-type="time" office:time-value="PT22H00M00S" calcext:value-type="time">
            <text:p>22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23H00M00S" calcext:value-type="time">
            <text:p>23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</table:table-row>
        <table:table-row table:style-name="ro1">
          <table:table-cell table:number-columns-repeated="2"/>
          <table:table-cell table:style-name="ce1" table:formula="of:=AVERAGE([.C2];[.C70])" office:value-type="time" office:time-value="PT04H30M00S" calcext:value-type="time">
            <text:p>04.3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24H00M00S" calcext:value-type="time">
            <text:p>24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7H00M00S" calcext:value-type="time">
            <text:p>27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table:style-name="ce2" office:value-type="time" office:time-value="PT18H00M00S" calcext:value-type="time">
            <text:p>18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9H00M00S" calcext:value-type="time">
            <text:p>39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9H00M00S" calcext:value-type="time">
            <text:p>39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table:style-name="ce2" office:value-type="time" office:time-value="PT19H00M00S" calcext:value-type="time">
            <text:p>19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table:style-name="ce2" office:value-type="time" office:time-value="PT10H00M00S" calcext:value-type="time">
            <text:p>10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21H00M00S" calcext:value-type="time">
            <text:p>21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table:style-name="ce2"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20H00M00S" calcext:value-type="time">
            <text:p>20.00.00</text:p>
          </table:table-cell>
          <table:table-cell/>
          <table:table-cell office:value-type="time" office:time-value="PT11H00M00S" calcext:value-type="time">
            <text:p>11.00.00</text:p>
          </table:table-cell>
          <table:table-cell/>
          <table:table-cell table:style-name="ce2" office:value-type="time" office:time-value="PT13H00M00S" calcext:value-type="time">
            <text:p>13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table:style-name="ce2" office:value-type="time" office:time-value="PT09H00M00S" calcext:value-type="time">
            <text:p>09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3H00M00S" calcext:value-type="time">
            <text:p>13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table:style-name="ce2" office:value-type="time" office:time-value="PT16H00M00S" calcext:value-type="time">
            <text:p>1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7H00M00S" calcext:value-type="time">
            <text:p>17.00.00</text:p>
          </table:table-cell>
          <table:table-cell/>
          <table:table-cell office:value-type="time" office:time-value="PT14H00M00S" calcext:value-type="time">
            <text:p>14.00.00</text:p>
          </table:table-cell>
          <table:table-cell/>
          <table:table-cell table:style-name="ce2"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21H00M00S" calcext:value-type="time">
            <text:p>21.00.00</text:p>
          </table:table-cell>
          <table:table-cell/>
          <table:table-cell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10H00M00S" calcext:value-type="time">
            <text:p>10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1H00M00S" calcext:value-type="time">
            <text:p>31.00.00</text:p>
          </table:table-cell>
          <table:table-cell/>
          <table:table-cell office:value-type="time" office:time-value="PT17H00M00S" calcext:value-type="time">
            <text:p>17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3H00M00S" calcext:value-type="time">
            <text:p>33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42H00M00S" calcext:value-type="time">
            <text:p>42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6H00M00S" calcext:value-type="time">
            <text:p>36.00.00</text:p>
          </table:table-cell>
          <table:table-cell/>
          <table:table-cell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7H00M00S" calcext:value-type="time">
            <text:p>37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10H00M00S" calcext:value-type="time">
            <text:p>10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6H00M00S" calcext:value-type="time">
            <text:p>36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7H00M00S" calcext:value-type="time">
            <text:p>37.00.00</text:p>
          </table:table-cell>
          <table:table-cell/>
          <table:table-cell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0H00M00S" calcext:value-type="time">
            <text:p>40.00.00</text:p>
          </table:table-cell>
          <table:table-cell/>
          <table:table-cell table:style-name="ce2" office:value-type="time" office:time-value="PT25H00M00S" calcext:value-type="time">
            <text:p>25.00.00</text:p>
          </table:table-cell>
          <table:table-cell/>
          <table:table-cell table:style-name="ce2" office:value-type="time" office:time-value="PT06H00M00S" calcext:value-type="time">
            <text:p>06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1H00M00S" calcext:value-type="time">
            <text:p>41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  <table:table-cell/>
          <table:table-cell table:style-name="ce2" office:value-type="time" office:time-value="PT15H00M00S" calcext:value-type="time">
            <text:p>15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6H00M00S" calcext:value-type="time">
            <text:p>46.00.00</text:p>
          </table:table-cell>
          <table:table-cell/>
          <table:table-cell office:value-type="time" office:time-value="PT04H00M00S" calcext:value-type="time">
            <text:p>04.00.00</text:p>
          </table:table-cell>
          <table:table-cell/>
          <table:table-cell table:style-name="ce2"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5H00M00S" calcext:value-type="time">
            <text:p>45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7H00M00S" calcext:value-type="time">
            <text:p>47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  <table:table-cell/>
          <table:table-cell office:value-type="time" office:time-value="PT28H00M00S" calcext:value-type="time">
            <text:p>04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5H00M00S" calcext:value-type="time">
            <text:p>45.00.00</text:p>
          </table:table-cell>
          <table:table-cell/>
          <table:table-cell table:style-name="ce2" office:value-type="time" office:time-value="PT32H00M00S" calcext:value-type="time">
            <text:p>32.00.00</text:p>
          </table:table-cell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3H00M00S" calcext:value-type="time">
            <text:p>43.00.00</text:p>
          </table:table-cell>
          <table:table-cell/>
          <table:table-cell table:style-name="ce2" office:value-type="time" office:time-value="PT34H00M00S" calcext:value-type="time">
            <text:p>34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36H00M00S" calcext:value-type="time">
            <text:p>36.00.00</text:p>
          </table:table-cell>
          <table:table-cell/>
          <table:table-cell table:style-name="ce2" office:value-type="time" office:time-value="PT37H00M00S" calcext:value-type="time">
            <text:p>37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0H00M00S" calcext:value-type="time">
            <text:p>40.00.00</text:p>
          </table:table-cell>
          <table:table-cell/>
          <table:table-cell table:style-name="ce2" office:value-type="time" office:time-value="PT38H00M00S" calcext:value-type="time">
            <text:p>38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0H00M00S" calcext:value-type="time">
            <text:p>40.00.00</text:p>
          </table:table-cell>
          <table:table-cell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1H00M00S" calcext:value-type="time">
            <text:p>41.00.00</text:p>
          </table:table-cell>
          <table:table-cell/>
          <table:table-cell office:value-type="time" office:time-value="PT06H00M00S" calcext:value-type="time">
            <text:p>06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2H00M00S" calcext:value-type="time">
            <text:p>42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47H00M00S" calcext:value-type="time">
            <text:p>47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56H00M00S" calcext:value-type="time">
            <text:p>5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29H00M00S" calcext:value-type="time">
            <text:p>05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59H00M00S" calcext:value-type="time">
            <text:p>59.00.00</text:p>
          </table:table-cell>
          <table:table-cell/>
          <table:table-cell table:style-name="ce2" office:value-type="time" office:time-value="PT43H00M00S" calcext:value-type="time">
            <text:p>43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56H00M00S" calcext:value-type="time">
            <text:p>5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23H00M00S" calcext:value-type="time">
            <text:p>23.00.00</text:p>
          </table:table-cell>
          <table:table-cell/>
          <table:table-cell table:style-name="ce2" office:value-type="time" office:time-value="PT29H00M00S" calcext:value-type="time">
            <text:p>29.00.00</text:p>
          </table:table-cell>
          <table:table-cell/>
          <table:table-cell office:value-type="time" office:time-value="PT45H00M00S" calcext:value-type="time">
            <text:p>21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43H00M00S" calcext:value-type="time">
            <text:p>43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44H00M00S" calcext:value-type="time">
            <text:p>44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44H00M00S" calcext:value-type="time">
            <text:p>44.00.00</text:p>
          </table:table-cell>
          <table:table-cell/>
          <table:table-cell office:value-type="time" office:time-value="PT43H00M00S" calcext:value-type="time">
            <text:p>19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35H00M00S" calcext:value-type="time">
            <text:p>35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28H00M00S" calcext:value-type="time">
            <text:p>04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35H00M00S" calcext:value-type="time">
            <text:p>35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6H00M00S" calcext:value-type="time">
            <text:p>16.00.00</text:p>
          </table:table-cell>
          <table:table-cell/>
          <table:table-cell office:value-type="time" office:time-value="PT09H00M00S" calcext:value-type="time">
            <text:p>09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35H00M00S" calcext:value-type="time">
            <text:p>35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36H00M00S" calcext:value-type="time">
            <text:p>36.00.00</text:p>
          </table:table-cell>
          <table:table-cell/>
          <table:table-cell office:value-type="time" office:time-value="PT40H00M00S" calcext:value-type="time">
            <text:p>1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38H00M00S" calcext:value-type="time">
            <text:p>38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38H00M00S" calcext:value-type="time">
            <text:p>38.00.00</text:p>
          </table:table-cell>
          <table:table-cell/>
          <table:table-cell office:value-type="time" office:time-value="PT32H00M00S" calcext:value-type="time">
            <text:p>08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40H00M00S" calcext:value-type="time">
            <text:p>40.00.00</text:p>
          </table:table-cell>
          <table:table-cell/>
          <table:table-cell office:value-type="time" office:time-value="PT38H00M00S" calcext:value-type="time">
            <text:p>14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6H00M00S" calcext:value-type="time">
            <text:p>16.00.00</text:p>
          </table:table-cell>
          <table:table-cell/>
          <table:table-cell table:style-name="ce2" office:value-type="time" office:time-value="PT43H00M00S" calcext:value-type="time">
            <text:p>43.00.00</text:p>
          </table:table-cell>
          <table:table-cell/>
          <table:table-cell office:value-type="time" office:time-value="PT40H00M00S" calcext:value-type="time">
            <text:p>1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44H00M00S" calcext:value-type="time">
            <text:p>44.00.00</text:p>
          </table:table-cell>
          <table:table-cell/>
          <table:table-cell office:value-type="time" office:time-value="PT41H00M00S" calcext:value-type="time">
            <text:p>17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6H00M00S" calcext:value-type="time">
            <text:p>16.00.00</text:p>
          </table:table-cell>
          <table:table-cell/>
          <table:table-cell office:value-type="time" office:time-value="PT07H00M00S" calcext:value-type="time">
            <text:p>0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47H00M00S" calcext:value-type="time">
            <text:p>47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50H00M00S" calcext:value-type="time">
            <text:p>50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50H00M00S" calcext:value-type="time">
            <text:p>50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30H00M00S" calcext:value-type="time">
            <text:p>30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  <table:table-cell/>
          <table:table-cell office:value-type="time" office:time-value="PT16H00M00S" calcext:value-type="time">
            <text:p>16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31H00M00S" calcext:value-type="time">
            <text:p>31.00.00</text:p>
          </table:table-cell>
          <table:table-cell/>
          <table:table-cell office:value-type="time" office:time-value="PT19H00M00S" calcext:value-type="time">
            <text:p>19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6H00M00S" calcext:value-type="time">
            <text:p>16.00.00</text:p>
          </table:table-cell>
          <table:table-cell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8H00M00S" calcext:value-type="time">
            <text:p>18.00.00</text:p>
          </table:table-cell>
          <table:table-cell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27H00M00S" calcext:value-type="time">
            <text:p>03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0H00M00S" calcext:value-type="time">
            <text:p>00.00.00</text:p>
          </table:table-cell>
          <table:table-cell/>
          <table:table-cell table:style-name="ce2" office:value-type="time" office:time-value="PT38H00M00S" calcext:value-type="time">
            <text:p>38.00.00</text:p>
          </table:table-cell>
          <table:table-cell/>
          <table:table-cell office:value-type="time" office:time-value="PT41H00M00S" calcext:value-type="time">
            <text:p>17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42H00M00S" calcext:value-type="time">
            <text:p>42.00.00</text:p>
          </table:table-cell>
          <table:table-cell/>
          <table:table-cell office:value-type="time" office:time-value="PT46H00M00S" calcext:value-type="time">
            <text:p>22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48H00M00S" calcext:value-type="time">
            <text:p>00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41H00M00S" calcext:value-type="time">
            <text:p>41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5H00M00S" calcext:value-type="time">
            <text:p>25.00.00</text:p>
          </table:table-cell>
          <table:table-cell/>
          <table:table-cell table:style-name="ce2" office:value-type="time" office:time-value="PT42H00M00S" calcext:value-type="time">
            <text:p>42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6H00M00S" calcext:value-type="time">
            <text:p>06.00.00</text:p>
          </table:table-cell>
          <table:table-cell/>
          <table:table-cell table:style-name="ce2" office:value-type="time" office:time-value="PT36H00M00S" calcext:value-type="time">
            <text:p>36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7H00M00S" calcext:value-type="time">
            <text:p>07.00.00</text:p>
          </table:table-cell>
          <table:table-cell/>
          <table:table-cell table:style-name="ce2" office:value-type="time" office:time-value="PT42H00M00S" calcext:value-type="time">
            <text:p>42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08H00M00S" calcext:value-type="time">
            <text:p>08.00.00</text:p>
          </table:table-cell>
          <table:table-cell/>
          <table:table-cell table:style-name="ce2" office:value-type="time" office:time-value="PT42H00M00S" calcext:value-type="time">
            <text:p>42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0H00M00S" calcext:value-type="time">
            <text:p>10.00.00</text:p>
          </table:table-cell>
          <table:table-cell/>
          <table:table-cell table:style-name="ce2" office:value-type="time" office:time-value="PT48H00M00S" calcext:value-type="time">
            <text:p>48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54H00M00S" calcext:value-type="time">
            <text:p>54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2H00M00S" calcext:value-type="time">
            <text:p>12.00.00</text:p>
          </table:table-cell>
          <table:table-cell/>
          <table:table-cell table:style-name="ce2" office:value-type="time" office:time-value="PT53H00M00S" calcext:value-type="time">
            <text:p>53.00.00</text:p>
          </table:table-cell>
          <table:table-cell/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6H00M00S" calcext:value-type="time">
            <text:p>26.00.00</text:p>
          </table:table-cell>
          <table:table-cell/>
          <table:table-cell table:style-name="ce2" office:value-type="time" office:time-value="PT54H00M00S" calcext:value-type="time">
            <text:p>54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.00.00</text:p>
          </table:table-cell>
          <table:table-cell/>
          <table:table-cell table:style-name="ce2" office:value-type="time" office:time-value="PT54H00M00S" calcext:value-type="time">
            <text:p>54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55H00M00S" calcext:value-type="time">
            <text:p>55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54H00M00S" calcext:value-type="time">
            <text:p>54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4H00M00S" calcext:value-type="time">
            <text:p>24.00.00</text:p>
          </table:table-cell>
          <table:table-cell/>
          <table:table-cell table:style-name="ce2" office:value-type="time" office:time-value="PT54H00M00S" calcext:value-type="time">
            <text:p>54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table:number-columns-repeated="4"/>
          <table:table-cell table:style-name="ce2" office:value-type="time" office:time-value="PT26H00M00S" calcext:value-type="time">
            <text:p>26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4"/>
          <table:table-cell table:style-name="ce1" office:value-type="time" office:time-value="PT17H00M00S" calcext:value-type="time">
            <text:p>17.00.00</text:p>
          </table:table-cell>
          <table:table-cell/>
          <table:table-cell office:value-type="time" office:time-value="PT19H00M00S" calcext:value-type="time">
            <text:p>19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table:number-columns-repeated="6"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4"/>
          <table:table-cell table:style-name="ce1" table:formula="of:=AVERAGE([.E2];[.E155])" office:value-type="time" office:time-value="PT09H00M00S" calcext:value-type="time">
            <text:p>09.00.00</text:p>
          </table:table-cell>
          <table:table-cell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43H00M00S" calcext:value-type="time">
            <text:p>19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7H00M00S" calcext:value-type="time">
            <text:p>17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3H00M00S" calcext:value-type="time">
            <text:p>23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6"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6"/>
          <table:table-cell office:value-type="time" office:time-value="PT21H00M00S" calcext:value-type="time">
            <text:p>21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6"/>
          <table:table-cell office:value-type="time" office:time-value="PT20H00M00S" calcext:value-type="time">
            <text:p>20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6"/>
          <table:table-cell office:value-type="time" office:time-value="PT11H00M00S" calcext:value-type="time">
            <text:p>11.00.00</text:p>
          </table:table-cell>
          <table:table-cell/>
          <table:table-cell office:value-type="time" office:time-value="PT14H00M00S" calcext:value-type="time">
            <text:p>14.00.00</text:p>
          </table:table-cell>
        </table:table-row>
        <table:table-row table:style-name="ro1">
          <table:table-cell table:number-columns-repeated="6"/>
          <table:table-cell office:value-type="time" office:time-value="PT12H00M00S" calcext:value-type="time">
            <text:p>12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table:number-columns-repeated="6"/>
          <table:table-cell office:value-type="time" office:time-value="PT13H00M00S" calcext:value-type="time">
            <text:p>13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13H00M00S" calcext:value-type="time">
            <text:p>13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12H00M00S" calcext:value-type="time">
            <text:p>12.00.00</text:p>
          </table:table-cell>
        </table:table-row>
        <table:table-row table:style-name="ro1">
          <table:table-cell table:number-columns-repeated="6"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33H00M00S" calcext:value-type="time">
            <text:p>09.00.00</text:p>
          </table:table-cell>
        </table:table-row>
        <table:table-row table:style-name="ro1">
          <table:table-cell table:number-columns-repeated="6"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20H00M00S" calcext:value-type="time">
            <text:p>20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33H00M00S" calcext:value-type="time">
            <text:p>09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33H00M00S" calcext:value-type="time">
            <text:p>09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10H00M00S" calcext:value-type="time">
            <text:p>10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33H00M00S" calcext:value-type="time">
            <text:p>09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33H00M00S" calcext:value-type="time">
            <text:p>09.00.00</text:p>
          </table:table-cell>
        </table:table-row>
        <table:table-row table:style-name="ro1">
          <table:table-cell table:number-columns-repeated="6"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6"/>
          <table:table-cell office:value-type="time" office:time-value="PT23H00M00S" calcext:value-type="time">
            <text:p>23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4H00M00S" calcext:value-type="time">
            <text:p>24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11H00M00S" calcext:value-type="time">
            <text:p>11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8H00M00S" calcext:value-type="time">
            <text:p>28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6"/>
          <table:table-cell table:style-name="ce2" office:value-type="time" office:time-value="PT27H00M00S" calcext:value-type="time">
            <text:p>27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30H00M00S" calcext:value-type="time">
            <text:p>06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6"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number-columns-repeated="6"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22H00M00S" calcext:value-type="time">
            <text:p>22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4H00M00S" calcext:value-type="time">
            <text:p>14.00.00</text:p>
          </table:table-cell>
          <table:table-cell/>
          <table:table-cell office:value-type="time" office:time-value="PT29H00M00S" calcext:value-type="time">
            <text:p>05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30H00M00S" calcext:value-type="time">
            <text:p>06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31H00M00S" calcext:value-type="time">
            <text:p>07.00.00</text:p>
          </table:table-cell>
        </table:table-row>
        <table:table-row table:style-name="ro1">
          <table:table-cell table:number-columns-repeated="6"/>
          <table:table-cell office:value-type="time" office:time-value="PT00H00M00S" calcext:value-type="time">
            <text:p>00.00.00</text:p>
          </table:table-cell>
          <table:table-cell/>
          <table:table-cell office:value-type="time" office:time-value="PT40H00M00S" calcext:value-type="time">
            <text:p>16.00.00</text:p>
          </table:table-cell>
        </table:table-row>
        <table:table-row table:style-name="ro1">
          <table:table-cell table:number-columns-repeated="6"/>
          <table:table-cell office:value-type="time" office:time-value="PT15H00M00S" calcext:value-type="time">
            <text:p>15.00.00</text:p>
          </table:table-cell>
          <table:table-cell/>
          <table:table-cell office:value-type="time" office:time-value="PT40H00M00S" calcext:value-type="time">
            <text:p>16.00.00</text:p>
          </table:table-cell>
        </table:table-row>
        <table:table-row table:style-name="ro1">
          <table:table-cell table:number-columns-repeated="6"/>
          <table:table-cell office:value-type="time" office:time-value="PT16H00M00S" calcext:value-type="time">
            <text:p>16.00.00</text:p>
          </table:table-cell>
          <table:table-cell/>
          <table:table-cell office:value-type="time" office:time-value="PT41H00M00S" calcext:value-type="time">
            <text:p>17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41H00M00S" calcext:value-type="time">
            <text:p>17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41H00M00S" calcext:value-type="time">
            <text:p>17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40H00M00S" calcext:value-type="time">
            <text:p>16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41H00M00S" calcext:value-type="time">
            <text:p>17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6H00M00S" calcext:value-type="time">
            <text:p>06.00.00</text:p>
          </table:table-cell>
        </table:table-row>
        <table:table-row table:style-name="ro1">
          <table:table-cell table:number-columns-repeated="6"/>
          <table:table-cell office:value-type="time" office:time-value="PT18H00M00S" calcext:value-type="time">
            <text:p>18.00.00</text:p>
          </table:table-cell>
          <table:table-cell/>
          <table:table-cell office:value-type="time" office:time-value="PT41H00M00S" calcext:value-type="time">
            <text:p>17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27H00M00S" calcext:value-type="time">
            <text:p>03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6"/>
          <table:table-cell office:value-type="time" office:time-value="PT17H00M00S" calcext:value-type="time">
            <text:p>17.0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office:value-type="time" office:time-value="PT22H00M00S" calcext:value-type="time">
            <text:p>22.00.00</text:p>
          </table:table-cell>
          <table:table-cell/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table:formula="of:=AVERAGE([.G2];[.G227])" office:value-type="time" office:time-value="PT11H30M00S" calcext:value-type="time">
            <text:p>11.30.00</text:p>
          </table:table-cell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8"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7H00M00S" calcext:value-type="time">
            <text:p>07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1H00M00S" calcext:value-type="time">
            <text:p>07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5H00M00S" calcext:value-type="time">
            <text:p>05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25H00M00S" calcext:value-type="time">
            <text:p>01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24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1H00M00S" calcext:value-type="time">
            <text:p>07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1H00M00S" calcext:value-type="time">
            <text:p>07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0H00M00S" calcext:value-type="time">
            <text:p>06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0H00M00S" calcext:value-type="time">
            <text:p>06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0H00M00S" calcext:value-type="time">
            <text:p>06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1H00M00S" calcext:value-type="time">
            <text:p>07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0H00M00S" calcext:value-type="time">
            <text:p>06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1H00M00S" calcext:value-type="time">
            <text:p>07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29H00M00S" calcext:value-type="time">
            <text:p>05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30H00M00S" calcext:value-type="time">
            <text:p>06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8H00M00S" calcext:value-type="time">
            <text:p>08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9H00M00S" calcext:value-type="time">
            <text:p>09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2H00M00S" calcext:value-type="time">
            <text:p>02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4H00M00S" calcext:value-type="time">
            <text:p>04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3H00M00S" calcext:value-type="time">
            <text:p>03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time" office:time-value="PT26H00M00S" calcext:value-type="time">
            <text:p>02.00.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/>
          <table:table-cell table:formula="of:=AVERAGE([.I2];[.I312])" office:value-type="time" office:time-value="PT13H30M00S" calcext:value-type="time">
            <text:p>13.3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7:48:57.4748497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2:18:08.230177016</meta:creation-date>
    <dc:date>2016-12-20T17:59:16.705883388</dc:date>
    <meta:editing-duration>PT1H3M18S</meta:editing-duration>
    <meta:editing-cycles>5</meta:editing-cycles>
    <meta:generator>LibreOffice/5.1.4.2$Linux_X86_64 LibreOffice_project/10m0$Build-2</meta:generator>
    <meta:document-statistic meta:table-count="1" meta:cell-count="799" meta:object-count="0"/>
  </office:meta>
</office:document-meta>
</file>